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6</text:p>
      <text:p text:style-name="Standard">11/10/11</text:p>
      <text:p text:style-name="Standard"><text:line-break/><text:span text:style-name="T1">Special Methods:</text:span></text:p>
      <text:p text:style-name="Standard"/>
      <text:p text:style-name="Standard">class SparseVector:</text:p>
      <text:p text:style-name="Standard"/>
      <text:p text:style-name="Standard"><text:tab/>def__init__(self):</text:p>
      <text:p text:style-name="Standard"><text:tab/><text:tab/>self.values{}</text:p>
      <text:p text:style-name="Standard"><text:tab/></text:p>
      <text:p text:style-name="Standard"><text:tab/>def__getitem__(self):</text:p>
      <text:p text:style-name="Standard"><text:tab/><text:tab/>return self.valies[index]</text:p>
      <text:p text:style-name="Standard"><text:tab/>def__setitem__(self):</text:p>
      <text:p text:style-name="Standard"><text:tab/><text:tab/>pass</text:p>
      <text:p text:style-name="Standard"><text:tab/>def__len__(self):</text:p>
      <text:p text:style-name="Standard"><text:tab/><text:tab/>return len(self.values)</text:p>
      <text:p text:style-name="Standard"><text:tab/>def__str__(self):</text:p>
      <text:p text:style-name="Standard"><text:tab/><text:tab/>pass</text:p>
      <text:p text:style-name="Standard"><text:tab/>def __getslice__(self,index1,index2):</text:p>
      <text:p text:style-name="Standard"><text:tab/><text:tab/>new_sv = SparseVector()</text:p>
      <text:p text:style-name="Standard"><text:tab/><text:tab/>for key, value in self.values.items():</text:p>
      <text:p text:style-name="Standard"><text:tab/><text:tab/><text:tab/>if key &gt;= index 1 and key &lt; index2:</text:p>
      <text:p text:style-name="Standard"><text:tab/><text:tab/><text:tab/><text:tab/>new_sv[key] =value</text:p>
      <text:p text:style-name="Standard"><text:tab/><text:tab/>return new_sv</text:p>
      <text:p text:style-name="Standard"><text:tab/>def __del__(self):</text:p>
      <text:p text:style-name="Standard"><text:tab/><text:tab/>pass</text:p>
      <text:p text:style-name="Standard"><text:tab/>def __eq__(self):</text:p>
      <text:p text:style-name="Standard">__call__</text:p>
      <text:p text:style-name="Standard">__iter__</text:p>
      <text:p text:style-name="Standard">__contains__</text:p>
      <text:p text:style-name="Standard">__add__</text:p>
      <text:p text:style-name="Standard">__sub__</text:p>
      <text:p text:style-name="Standard"/>
      <text:p text:style-name="P1">test.sh</text:p>
      <text:p text:style-name="Standard">#! /bin/sh</text:p>
      <text:p text:style-name="Standard"># Comments #</text:p>
      <text:p text:style-name="Standard">NAME='theodore' ← can't have spaces</text:p>
      <text:p text:style-name="Standard">read NAME</text:p>
      <text:p text:style-name="Standard">echo “hello, $NAME”</text:p>
      <text:p text:style-name="Standard"/>
      <text:p text:style-name="Standard">for i in 1 2 three four</text:p>
      <text:p text:style-name="Standard">do</text:p>
      <text:p text:style-name="Standard"><text:tab/>echo $i</text:p>
      <text:p text:style-name="Standard">done</text:p>
      <text:p text:style-name="Standard"/>
      <text:p text:style-name="Standard">for i in * <text:s text:c="21"/>← prints all files in current directory</text:p>
      <text:p text:style-name="Standard">do</text:p>
      <text:p text:style-name="Standard"><text:tab/>echo $i</text:p>
      <text:p text:style-name="Standard">done</text:p>
      <text:p text:style-name="Standard"><text:soft-page-break/>read NAME</text:p>
      <text:p text:style-name="Standard">if [ $NAME = “mathew” ]</text:p>
      <text:p text:style-name="Standard">do</text:p>
      <text:p text:style-name="Standard"><text:tab/>echo “starting full system”</text:p>
      <text:p text:style-name="Standard">done</text:p>
      <text:p text:style-name="Standard"/>
      <text:p text:style-name="Standard">echo $1 <text:s text:c="5"/>← is like the sys.argv[0]</text:p>
      <text:p text:style-name="Standard">echo $2</text:p>
      <text:p text:style-name="Standard"/>
      <text:p text:style-name="Standard">RESULTS=`cat test.sh` ← gets results stored in another program and store them</text:p>
      <text:p text:style-name="Standard"/>
      <text:p text:style-name="Standard">for ext in *.java *.py *.sh</text:p>
      <text:p text:style-name="Standard">do</text:p>
      <text:p text:style-name="Standard"><text:tab/>ls $ext 2&gt; /dev/null ← intercepts errors and throws them away</text:p>
      <text:p text:style-name="Standard">done</text:p>
      <text:p text:style-name="Standard"/>
      <text:p text:style-name="P1">On command line:</text:p>
      <text:p text:style-name="Standard">chmod 755 test.sh</text:p>
      <text:p text:style-name="Standard"/>
      <text:p text:style-name="Standard">./test.sh</text:p>
      <text:p text:style-name="Standard"/>
      <text:p text:style-name="P1">Automated Building with make:</text:p>
      <text:p text:style-name="Standard">can automake compilation, installation of program, running project tests, create documentation</text:p>
      <text:p text:style-name="Standard"/>
      <text:p text:style-name="Standard">target: source_files ← if there is change then the code must be run</text:p>
      <text:p text:style-name="Standard"><text:tab/>command</text:p>
      <text:p text:style-name="Standard"/>
      <text:p text:style-name="Standard"/>
      <text:p text:style-name="Standard"/>
      <text:p text:style-name="Standard">#Makefile</text:p>
      <text:p text:style-name="Standard"/>
      <text:p text:style-name="Standard">SITE_PACKAGES=/usr/locl.......</text:p>
      <text:p text:style-name="Standard"/>
      <text:p text:style-name="Standard">PROGRAM = myProgram.py</text:p>
      <text:p text:style-name="Standard">MODULE = myProgram</text:p>
      <text:p text:style-name="Standard">DOCUMENTATION_PROGRAM = pydoc -w</text:p>
      <text:p text:style-name="Standard"/>
      <text:p text:style-name="Standard"/>
      <text:p text:style-name="Standard">program:</text:p>
      <text:p text:style-name="Standard"><text:tab/>python $(PROGRAM)</text:p>
      <text:p text:style-name="Standard"/>
      <text:p text:style-name="Standard">test:</text:p>
      <text:p text:style-name="Standard"><text:tab/>python test_myProgram.py</text:p>
      <text:p text:style-name="Standard"/>
      <text:p text:style-name="Standard">document:</text:p>
      <text:p text:style-name="Standard"><text:tab/>$(DOCUMENTATION_PROGRAM) $(MODULE)</text:p>
      <text:p text:style-name="Standard"/>
      <text:p text:style-name="Standard">install:</text:p>
      <text:p text:style-name="Standard"><text:tab/>cp myProgram.py $(SITE_PACKAGES)</text:p>
      <text:p text:style-name="Standard"><text:soft-page-break/></text:p>
      <text:p text:style-name="Standard">StephenWilson</text:p>
      <text:p text:style-name="Standard"><text:tab/>makefile</text:p>
      <text:p text:style-name="Standard"><text:tab/>module dir</text:p>
      <text:p text:style-name="Standard"><text:tab/>doc d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</meta:initial-creator>
    <meta:creation-date>2011-10-11T09:27:00</meta:creation-date>
    <dc:date>2011-10-11T11:15:31</dc:date>
    <dc:creator>Stephen </dc:creator>
    <meta:editing-duration>PT1H42M36S</meta:editing-duration>
    <meta:editing-cycles>22</meta:editing-cycles>
    <meta:generator>LibreOffice/3.3$Linux LibreOffice_project/330m19$Build-301</meta:generator>
    <meta:document-statistic meta:table-count="0" meta:image-count="0" meta:object-count="0" meta:page-count="3" meta:paragraph-count="79" meta:word-count="218" meta:character-count="1521"/>
  </office:meta>
</office:document-meta>
</file>